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A000003E567E1093DCB0F4C82.png" manifest:media-type="image/png"/>
  <manifest:file-entry manifest:full-path="Pictures/10000001000004BA000003E5D2E5DFFDEF1A9F5B.png" manifest:media-type="image/png"/>
  <manifest:file-entry manifest:full-path="Pictures/10000001000004BA000003E53B5C67B74E50AA94.png" manifest:media-type="image/png"/>
  <manifest:file-entry manifest:full-path="Pictures/10000001000004BA000003E587125E007901CA8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0.64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2.629cm" svg:x="1.471cm" svg:y="6.261cm" presentation:class="title" presentation:user-transformed="true">
          <draw:text-box>
            <text:p>Comparison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3" draw:layer="layout" svg:width="24.635cm" svg:height="1.737cm" svg:x="1.4cm" svg:y="0.081cm" presentation:class="title" presentation:user-transformed="true">
          <draw:text-box>
            <text:p>No weight</text:p>
          </draw:text-box>
        </draw:frame>
        <draw:frame draw:style-name="gr2" draw:text-style-name="P2" draw:layer="layout" svg:width="14.034cm" svg:height="11.563cm" svg:x="0cm" svg:y="1.905cm">
          <draw:image xlink:href="Pictures/10000001000004BA000003E587125E007901CA85.png" xlink:type="simple" xlink:show="embed" xlink:actuate="onLoad" draw:mime-type="image/png">
            <text:p/>
          </draw:image>
        </draw:frame>
        <draw:frame draw:style-name="gr2" draw:text-style-name="P2" draw:layer="layout" svg:width="14.034cm" svg:height="11.563cm" svg:x="13.966cm" svg:y="1.905cm">
          <draw:image xlink:href="Pictures/10000001000004BA000003E53B5C67B74E50AA94.png" xlink:type="simple" xlink:show="embed" xlink:actuate="onLoad" draw:mime-type="image/png">
            <text:p/>
          </draw:image>
        </draw:frame>
        <draw:frame draw:style-name="gr3" draw:text-style-name="P4" draw:layer="layout" svg:width="24.765cm" svg:height="0.962cm" svg:x="2.54cm" svg:y="13.97cm">
          <draw:text-box>
            <text:p text:style-name="P3"><text:span text:style-name="T1">Previous data (≈ 0.4° variation) <text:s text:c="26"/>Lab measured data </text:span>(≈ 0.3° variation)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3" draw:layer="layout" svg:width="22.095cm" svg:height="1.737cm" svg:x="3.81cm" svg:y="0.168cm" presentation:class="title" presentation:user-transformed="true">
          <draw:text-box>
            <text:p>31 KG Weight</text:p>
          </draw:text-box>
        </draw:frame>
        <draw:frame draw:style-name="gr2" draw:text-style-name="P2" draw:layer="layout" svg:width="14.007cm" svg:height="11.542cm" svg:x="0.598cm" svg:y="1.905cm">
          <draw:image xlink:href="Pictures/10000001000004BA000003E5D2E5DFFDEF1A9F5B.png" xlink:type="simple" xlink:show="embed" xlink:actuate="onLoad" draw:mime-type="image/png">
            <text:p/>
          </draw:image>
        </draw:frame>
        <draw:frame draw:style-name="gr2" draw:text-style-name="P2" draw:layer="layout" svg:width="14.009cm" svg:height="11.542cm" svg:x="13.698cm" svg:y="1.905cm">
          <draw:image xlink:href="Pictures/10000001000004BA000003E567E1093DCB0F4C82.png" xlink:type="simple" xlink:show="embed" xlink:actuate="onLoad" draw:mime-type="image/png">
            <text:p/>
          </draw:image>
        </draw:frame>
        <draw:frame draw:style-name="gr3" draw:text-style-name="P4" draw:layer="layout" svg:width="24.765cm" svg:height="0.962cm" svg:x="2.541cm" svg:y="13.97cm">
          <draw:text-box>
            <text:p text:style-name="P3"><text:span text:style-name="T1">Previous data (≈ 0.3° variation) <text:s text:c="26"/>Lab measured data </text:span>(≈ 0.2° variation)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5-08T17:53:42.295538351</meta:creation-date>
    <dc:date>2025-05-08T18:13:07.527081398</dc:date>
    <meta:editing-duration>PT8M33S</meta:editing-duration>
    <meta:editing-cycles>2</meta:editing-cycles>
    <meta:generator>LibreOffice/7.3.7.2$Linux_X86_64 LibreOffice_project/30$Build-2</meta:generator>
    <meta:document-statistic meta:object-count="36"/>
  </office:meta>
</office:document-meta>
</file>